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nsolas" svg:font-family="Consolas" style:font-family-generic="roman"/>
    <style:font-face style:name="Courier New" svg:font-family="'Courier New'" style:font-family-generic="roman"/>
    <style:font-face style:name="Verdana1" svg:font-family="Verdana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background-color="#99cc99" fo:padding="0.097cm" fo:border="0.05pt solid #000000">
        <style:background-image/>
      </style:table-cell-properties>
    </style:style>
    <style:style style:name="P1" style:family="paragraph" style:parent-style-name="Text_20_body">
      <style:text-properties style:font-name="Verdana" fo:font-size="11pt" officeooo:rsid="00076bff" officeooo:paragraph-rsid="00076bff" fo:background-color="transparent" style:font-size-asian="9.60000038146973pt" style:font-size-complex="11pt"/>
    </style:style>
    <style:style style:name="P2" style:family="paragraph" style:parent-style-name="Text_20_body">
      <style:text-properties style:font-name="Verdana" fo:font-size="11pt" officeooo:rsid="0007c950" officeooo:paragraph-rsid="0007c950" fo:background-color="transparent" style:font-size-asian="9.60000038146973pt" style:font-size-complex="11pt"/>
    </style:style>
    <style:style style:name="P3" style:family="paragraph" style:parent-style-name="Text_20_body">
      <style:text-properties style:font-name="Verdana" fo:font-size="11pt" officeooo:rsid="00098514" officeooo:paragraph-rsid="00239ecf" fo:background-color="transparent" style:font-size-asian="9.60000038146973pt" style:font-size-complex="11pt"/>
    </style:style>
    <style:style style:name="P4" style:family="paragraph" style:parent-style-name="Text_20_body">
      <style:text-properties style:font-name="Verdana" fo:font-size="11pt" officeooo:rsid="000c8419" officeooo:paragraph-rsid="00134cc2" fo:background-color="transparent" style:font-size-asian="9.60000038146973pt" style:font-size-complex="11pt"/>
    </style:style>
    <style:style style:name="P5" style:family="paragraph" style:parent-style-name="Text_20_body">
      <style:text-properties style:font-name="Verdana" fo:font-size="11pt" officeooo:rsid="000d1731" officeooo:paragraph-rsid="000d1731" fo:background-color="transparent" style:font-size-asian="9.60000038146973pt" style:font-size-complex="11pt"/>
    </style:style>
    <style:style style:name="P6" style:family="paragraph" style:parent-style-name="Text_20_body">
      <style:text-properties style:font-name="Verdana" fo:font-size="11pt" officeooo:rsid="0017811e" officeooo:paragraph-rsid="0018effe" fo:background-color="transparent" style:font-size-asian="9.60000038146973pt" style:font-size-complex="11pt"/>
    </style:style>
    <style:style style:name="P7" style:family="paragraph" style:parent-style-name="Text_20_body">
      <style:text-properties style:font-name="Verdana" fo:font-size="11pt" officeooo:rsid="001c6c9a" officeooo:paragraph-rsid="001c6c9a" fo:background-color="transparent" style:font-size-asian="9.60000038146973pt" style:font-size-complex="11pt"/>
    </style:style>
    <style:style style:name="P8" style:family="paragraph" style:parent-style-name="Text_20_body">
      <style:text-properties style:font-name="Verdana" fo:font-size="11pt" fo:font-weight="bold" officeooo:rsid="00098514" officeooo:paragraph-rsid="00098514" fo:background-color="transparent" style:font-size-asian="9.60000038146973pt" style:font-weight-asian="bold" style:font-size-complex="11pt" style:font-weight-complex="bold"/>
    </style:style>
    <style:style style:name="P9" style:family="paragraph" style:parent-style-name="Text_20_body">
      <style:text-properties style:font-name="Verdana" fo:font-size="11pt" fo:font-weight="bold" officeooo:rsid="000c8419" officeooo:paragraph-rsid="000c8419" fo:background-color="transparent" style:font-size-asian="9.60000038146973pt" style:font-weight-asian="bold" style:font-size-complex="11pt" style:font-weight-complex="bold"/>
    </style:style>
    <style:style style:name="P10" style:family="paragraph" style:parent-style-name="Text_20_body">
      <style:text-properties style:font-name="Verdana" fo:font-size="11pt" fo:font-weight="bold" officeooo:rsid="0017811e" officeooo:paragraph-rsid="0017811e" fo:background-color="transparent" style:font-size-asian="9.60000038146973pt" style:font-weight-asian="bold" style:font-size-complex="11pt" style:font-weight-complex="bold"/>
    </style:style>
    <style:style style:name="P11" style:family="paragraph" style:parent-style-name="Text_20_body">
      <style:text-properties style:font-name="Verdana" fo:font-size="11pt" fo:font-weight="bold" officeooo:rsid="001c6c9a" officeooo:paragraph-rsid="001c6c9a" fo:background-color="transparent" style:font-size-asian="9.60000038146973pt" style:font-weight-asian="bold" style:font-size-complex="11pt" style:font-weight-complex="bold"/>
    </style:style>
    <style:style style:name="P12" style:family="paragraph" style:parent-style-name="Text_20_body">
      <style:text-properties style:font-name="Verdana" fo:font-size="11pt" style:font-size-asian="11pt" style:font-size-complex="11pt"/>
    </style:style>
    <style:style style:name="P13" style:family="paragraph" style:parent-style-name="Text_20_body">
      <style:text-properties style:font-name="Verdana" fo:font-size="11pt" officeooo:paragraph-rsid="0047fa2f" style:font-size-asian="11pt" style:font-size-complex="11pt"/>
    </style:style>
    <style:style style:name="P14" style:family="paragraph" style:parent-style-name="Text_20_body">
      <style:text-properties style:font-name="Verdana" fo:font-size="11pt" officeooo:rsid="00067d81" officeooo:paragraph-rsid="00067d81" style:font-size-asian="11pt" style:font-size-complex="11pt"/>
    </style:style>
    <style:style style:name="P15" style:family="paragraph" style:parent-style-name="Text_20_body">
      <style:text-properties style:font-name="Verdana" fo:font-size="11pt" officeooo:rsid="00076bff" officeooo:paragraph-rsid="00076bff" style:font-size-asian="11pt" style:font-size-complex="11pt"/>
    </style:style>
    <style:style style:name="P16" style:family="paragraph" style:parent-style-name="Text_20_body">
      <style:text-properties style:font-name="Verdana" fo:font-size="11pt" officeooo:paragraph-rsid="0056c707" style:font-size-asian="11pt" style:font-size-complex="11pt"/>
    </style:style>
    <style:style style:name="P17" style:family="paragraph" style:parent-style-name="Text_20_body">
      <style:text-properties style:font-name="Verdana" fo:font-size="11pt" officeooo:rsid="004a9f67" officeooo:paragraph-rsid="004a9f67" style:font-size-asian="11pt" style:font-size-complex="11pt"/>
    </style:style>
    <style:style style:name="P18" style:family="paragraph" style:parent-style-name="Text_20_body">
      <style:text-properties style:font-name="Verdana" fo:font-size="11pt" officeooo:rsid="00631fc6" officeooo:paragraph-rsid="00631fc6" style:font-size-asian="11pt" style:font-size-complex="11pt"/>
    </style:style>
    <style:style style:name="P19" style:family="paragraph" style:parent-style-name="Text_20_body">
      <style:text-properties style:font-name="Verdana" fo:font-size="11pt" officeooo:rsid="00631fc6" officeooo:paragraph-rsid="00686f0e" style:font-size-asian="11pt" style:font-size-complex="11pt"/>
    </style:style>
    <style:style style:name="P20" style:family="paragraph" style:parent-style-name="Text_20_body">
      <style:text-properties style:font-name="Verdana" fo:font-size="20pt" fo:font-weight="bold" style:font-size-asian="20pt" style:font-weight-asian="bold" style:font-size-complex="20pt" style:font-weight-complex="bold"/>
    </style:style>
    <style:style style:name="P21" style:family="paragraph" style:parent-style-name="Standard">
      <style:paragraph-properties fo:line-height="115%" fo:text-align="center" style:justify-single-word="false"/>
    </style:style>
    <style:style style:name="P22" style:family="paragraph" style:parent-style-name="Standard">
      <style:text-properties fo:color="#000000" style:font-name="Consolas" fo:font-size="9pt" fo:language="en" fo:country="US" fo:font-style="normal" fo:font-weight="normal" style:font-size-asian="9pt" style:font-style-asian="normal" style:font-weight-asian="normal"/>
    </style:style>
    <style:style style:name="P23" style:family="paragraph" style:parent-style-name="Standard">
      <style:paragraph-properties fo:line-height="115%" fo:text-align="center" style:justify-single-word="false"/>
      <style:text-properties fo:color="#000000" style:font-name="Verdana1" fo:font-size="24pt" fo:language="en" fo:country="none" style:font-size-asian="24pt"/>
    </style:style>
    <style:style style:name="P24" style:family="paragraph" style:parent-style-name="Standard">
      <style:text-properties fo:color="#000000" style:font-name="Courier New" fo:font-size="10pt" fo:language="en" fo:country="US" fo:font-style="normal" fo:font-weight="bold" style:font-size-asian="10pt" style:font-style-asian="normal" style:font-weight-asian="bold"/>
    </style:style>
    <style:style style:name="P25" style:family="paragraph" style:parent-style-name="Standard">
      <style:text-properties style:font-name="Verdana"/>
    </style:style>
    <style:style style:name="P26" style:family="paragraph" style:parent-style-name="Text_20_body" style:list-style-name="L1">
      <style:text-properties style:font-name="Verdana" fo:font-size="11pt" officeooo:rsid="00098514" officeooo:paragraph-rsid="00239ecf" fo:background-color="transparent" style:font-size-asian="9.60000038146973pt" style:font-size-complex="11pt"/>
    </style:style>
    <style:style style:name="P27" style:family="paragraph" style:parent-style-name="Text_20_body" style:list-style-name="L2">
      <style:text-properties style:font-name="Verdana" fo:font-size="11pt" officeooo:rsid="001738ca" officeooo:paragraph-rsid="003ae034" fo:background-color="transparent" style:font-size-asian="9.60000038146973pt" style:font-size-complex="11pt"/>
    </style:style>
    <style:style style:name="P28" style:family="paragraph" style:parent-style-name="Text_20_body" style:list-style-name="L2">
      <style:text-properties style:font-name="Verdana" fo:font-size="11pt" officeooo:rsid="001738ca" officeooo:paragraph-rsid="006ed924" fo:background-color="transparent" style:font-size-asian="9.60000038146973pt" style:font-size-complex="11pt"/>
    </style:style>
    <style:style style:name="P29" style:family="paragraph" style:parent-style-name="Text_20_body" style:list-style-name="L3">
      <style:text-properties style:font-name="Verdana" fo:font-size="11pt" officeooo:rsid="0017bedd" officeooo:paragraph-rsid="0018effe" fo:background-color="transparent" style:font-size-asian="9.60000038146973pt" style:font-size-complex="11pt"/>
    </style:style>
    <style:style style:name="P30" style:family="paragraph" style:parent-style-name="Text_20_body" style:list-style-name="L4">
      <style:text-properties style:font-name="Verdana" fo:font-size="11pt" officeooo:rsid="0017bedd" officeooo:paragraph-rsid="001cb31a" fo:background-color="transparent" style:font-size-asian="9.60000038146973pt" style:font-size-complex="11pt"/>
    </style:style>
    <style:style style:name="P31" style:family="paragraph" style:parent-style-name="Text_20_body" style:list-style-name="L3">
      <style:text-properties style:font-name="Verdana" fo:font-size="11pt" officeooo:rsid="0017811e" officeooo:paragraph-rsid="0018effe" fo:background-color="transparent" style:font-size-asian="9.60000038146973pt" style:font-size-complex="11pt"/>
    </style:style>
    <style:style style:name="P32" style:family="paragraph" style:parent-style-name="Text_20_body" style:list-style-name="L3">
      <style:text-properties style:font-name="Verdana" fo:font-size="11pt" officeooo:rsid="0017811e" officeooo:paragraph-rsid="001ac320" fo:background-color="transparent" style:font-size-asian="9.60000038146973pt" style:font-size-complex="11pt"/>
    </style:style>
    <style:style style:name="P33" style:family="paragraph" style:parent-style-name="Text_20_body" style:list-style-name="L4">
      <style:text-properties style:font-name="Verdana" fo:font-size="11pt" officeooo:rsid="0017811e" officeooo:paragraph-rsid="003e7b28" fo:background-color="transparent" style:font-size-asian="9.60000038146973pt" style:font-size-complex="11pt"/>
    </style:style>
    <style:style style:name="P34" style:family="paragraph" style:parent-style-name="Text_20_body" style:list-style-name="L4">
      <style:text-properties style:font-name="Verdana" fo:font-size="11pt" officeooo:rsid="0017811e" officeooo:paragraph-rsid="00310cf5" fo:background-color="transparent" style:font-size-asian="9.60000038146973pt" style:font-size-complex="11pt"/>
    </style:style>
    <style:style style:name="P35" style:family="paragraph" style:parent-style-name="Text_20_body" style:list-style-name="L4">
      <style:text-properties style:font-name="Verdana" fo:font-size="11pt" style:font-size-asian="11pt" style:font-size-complex="11pt"/>
    </style:style>
    <style:style style:name="P36" style:family="paragraph" style:parent-style-name="Text_20_body" style:list-style-name="L5">
      <style:text-properties style:font-name="Verdana" fo:font-size="11pt" officeooo:paragraph-rsid="0047fa2f" style:font-size-asian="11pt" style:font-size-complex="11pt"/>
    </style:style>
    <style:style style:name="P37" style:family="paragraph" style:parent-style-name="Text_20_body" style:list-style-name="L5">
      <style:text-properties style:font-name="Verdana" fo:font-size="11pt" officeooo:rsid="0046a117" officeooo:paragraph-rsid="0047fa2f" style:font-size-asian="11pt" style:font-size-complex="11pt"/>
    </style:style>
    <style:style style:name="P38" style:family="paragraph" style:parent-style-name="Text_20_body" style:list-style-name="L6">
      <style:text-properties style:font-name="Verdana" fo:font-size="11pt" officeooo:rsid="0042ac88" officeooo:paragraph-rsid="0056c707" style:font-size-asian="11pt" style:font-size-complex="11pt"/>
    </style:style>
    <style:style style:name="P39" style:family="paragraph" style:parent-style-name="Text_20_body" style:list-style-name="L4">
      <style:paragraph-properties fo:margin-left="2.54cm" fo:margin-right="0cm" fo:text-indent="-0.635cm" style:auto-text-indent="false"/>
      <style:text-properties style:font-name="Verdana" fo:font-size="11pt" officeooo:rsid="002ec27e" officeooo:paragraph-rsid="00310cf5" fo:background-color="transparent" style:font-size-asian="9.60000038146973pt" style:font-size-complex="11pt"/>
    </style:style>
    <style:style style:name="P40" style:family="paragraph" style:parent-style-name="Text_20_body" style:list-style-name="L4">
      <style:paragraph-properties fo:margin-left="2.54cm" fo:margin-right="0cm" fo:text-indent="-0.635cm" style:auto-text-indent="false"/>
      <style:text-properties style:font-name="Verdana" fo:font-size="11pt" style:font-size-asian="11pt" style:font-size-complex="11pt"/>
    </style:style>
    <style:style style:name="T1" style:family="text">
      <style:text-properties fo:color="#000000" style:font-name="Verdana1" fo:font-size="24pt" fo:language="en" fo:country="none" style:font-size-asian="24pt"/>
    </style:style>
    <style:style style:name="T2" style:family="text">
      <style:text-properties fo:color="#000000" style:font-name="Verdana1" fo:font-size="24pt" fo:language="en" fo:country="none" officeooo:rsid="004f80aa" style:font-size-asian="24pt"/>
    </style:style>
    <style:style style:name="T3" style:family="text">
      <style:text-properties fo:color="#000000" style:font-name="Verdana1" fo:font-size="24pt" fo:language="en" fo:country="none" officeooo:rsid="0052626c" style:font-size-asian="24pt"/>
    </style:style>
    <style:style style:name="T4" style:family="text">
      <style:text-properties fo:color="#000000" style:font-name="Courier New" fo:font-size="10pt" fo:language="en" fo:country="US" fo:font-weight="bold" style:font-size-asian="10pt" style:font-weight-asian="bold"/>
    </style:style>
    <style:style style:name="T5" style:family="text">
      <style:text-properties fo:color="#000000" style:font-name="Courier New" fo:font-size="10pt" fo:language="en" fo:country="US" fo:font-weight="normal" style:font-size-asian="10pt" style:font-weight-asian="normal"/>
    </style:style>
    <style:style style:name="T6" style:family="text">
      <style:text-properties fo:color="#000000" style:font-name="Courier New" fo:font-size="10pt" fo:language="en" fo:country="US" fo:font-style="normal" fo:font-weight="bold" style:font-size-asian="10pt" style:font-style-asian="normal" style:font-weight-asian="bold"/>
    </style:style>
    <style:style style:name="T7" style:family="text">
      <style:text-properties fo:color="#000000" style:font-name="Courier New" fo:font-size="10pt" fo:language="en" fo:country="US" fo:font-style="normal" fo:font-weight="normal" style:font-size-asian="10pt" style:font-style-asian="normal" style:font-weight-asian="normal"/>
    </style:style>
    <style:style style:name="T8" style:family="text">
      <style:text-properties fo:color="#000000" style:font-name="Consolas" fo:font-size="9pt" fo:language="en" fo:country="US" fo:font-weight="normal" style:font-size-asian="9pt" style:font-weight-asian="normal"/>
    </style:style>
    <style:style style:name="T9" style:family="text">
      <style:text-properties fo:color="#000000" style:font-name="Consolas" fo:font-size="9pt" fo:language="en" fo:country="US" fo:font-style="normal" fo:font-weight="normal" style:font-size-asian="9pt" style:font-style-asian="normal" style:font-weight-asian="normal"/>
    </style:style>
    <style:style style:name="T10" style:family="text">
      <style:text-properties officeooo:rsid="0006a2b1"/>
    </style:style>
    <style:style style:name="T11" style:family="text">
      <style:text-properties fo:color="#800000" style:font-name="Courier New" fo:font-size="10pt" fo:language="en" fo:country="US" fo:font-weight="bold" style:font-size-asian="10pt" style:font-weight-asian="bold"/>
    </style:style>
    <style:style style:name="T12" style:family="text">
      <style:text-properties fo:color="#800000" style:font-name="Courier New" fo:font-size="10pt" fo:language="en" fo:country="US" fo:font-style="normal" fo:font-weight="bold" style:font-size-asian="10pt" style:font-style-asian="normal" style:font-weight-asian="bold"/>
    </style:style>
    <style:style style:name="T13" style:family="text">
      <style:text-properties fo:color="#000080" style:font-name="Courier New" fo:font-size="10pt" fo:language="en" fo:country="US" fo:font-weight="normal" style:font-size-asian="10pt" style:font-weight-asian="normal"/>
    </style:style>
    <style:style style:name="T14" style:family="text">
      <style:text-properties fo:color="#000080" style:font-name="Courier New" fo:font-size="10pt" fo:language="en" fo:country="US" fo:font-weight="bold" style:font-size-asian="10pt" style:font-weight-asian="bold"/>
    </style:style>
    <style:style style:name="T15" style:family="text">
      <style:text-properties fo:color="#000080" style:font-name="Courier New" fo:font-size="10pt" fo:language="en" fo:country="US" fo:font-style="normal" fo:font-weight="bold" style:font-size-asian="10pt" style:font-style-asian="normal" style:font-weight-asian="bold"/>
    </style:style>
    <style:style style:name="T16" style:family="text">
      <style:text-properties fo:color="#000080" style:font-name="Courier New" fo:font-size="10pt" fo:language="en" fo:country="US" fo:font-style="normal" fo:font-weight="normal" style:font-size-asian="10pt" style:font-style-asian="normal" style:font-weight-asian="normal"/>
    </style:style>
    <style:style style:name="T17" style:family="text">
      <style:text-properties fo:color="#808080" style:font-name="Courier New" fo:font-size="10pt" fo:language="en" fo:country="US" fo:font-style="italic" fo:font-weight="normal" style:font-size-asian="10pt" style:font-style-asian="italic" style:font-weight-asian="normal"/>
    </style:style>
    <style:style style:name="T18" style:family="text">
      <style:text-properties officeooo:rsid="00098514"/>
    </style:style>
    <style:style style:name="T19" style:family="text">
      <style:text-properties officeooo:rsid="000c7670"/>
    </style:style>
    <style:style style:name="T20" style:family="text">
      <style:text-properties officeooo:rsid="000c9c69"/>
    </style:style>
    <style:style style:name="T21" style:family="text">
      <style:text-properties officeooo:rsid="000ea634"/>
    </style:style>
    <style:style style:name="T22" style:family="text">
      <style:text-properties officeooo:rsid="0017bedd"/>
    </style:style>
    <style:style style:name="T23" style:family="text">
      <style:text-properties officeooo:rsid="0018effe"/>
    </style:style>
    <style:style style:name="T24" style:family="text">
      <style:text-properties officeooo:rsid="0020b7db"/>
    </style:style>
    <style:style style:name="T25" style:family="text">
      <style:text-properties officeooo:rsid="0023dc9c"/>
    </style:style>
    <style:style style:name="T26" style:family="text">
      <style:text-properties officeooo:rsid="002695f6"/>
    </style:style>
    <style:style style:name="T27" style:family="text">
      <style:text-properties officeooo:rsid="002c7e9b"/>
    </style:style>
    <style:style style:name="T28" style:family="text">
      <style:text-properties officeooo:rsid="002ec27e"/>
    </style:style>
    <style:style style:name="T29" style:family="text">
      <style:text-properties officeooo:rsid="00310cf5"/>
    </style:style>
    <style:style style:name="T30" style:family="text">
      <style:text-properties officeooo:rsid="0037509d"/>
    </style:style>
    <style:style style:name="T31" style:family="text">
      <style:text-properties officeooo:rsid="003ae034"/>
    </style:style>
    <style:style style:name="T32" style:family="text">
      <style:text-properties officeooo:rsid="003bf7ff"/>
    </style:style>
    <style:style style:name="T33" style:family="text">
      <style:text-properties officeooo:rsid="003eb2f1"/>
    </style:style>
    <style:style style:name="T34" style:family="text">
      <style:text-properties officeooo:rsid="0042ac88"/>
    </style:style>
    <style:style style:name="T35" style:family="text">
      <style:text-properties officeooo:rsid="0045d9ed"/>
    </style:style>
    <style:style style:name="T36" style:family="text">
      <style:text-properties officeooo:rsid="004dbd59"/>
    </style:style>
    <style:style style:name="T37" style:family="text">
      <style:text-properties officeooo:rsid="004f59ed"/>
    </style:style>
    <style:style style:name="T38" style:family="text">
      <style:text-properties officeooo:rsid="0052626c"/>
    </style:style>
    <style:style style:name="T39" style:family="text">
      <style:text-properties officeooo:rsid="005dd241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42ac88" style:font-weight-asian="bold" style:font-weight-complex="bold"/>
    </style:style>
    <style:style style:name="T42" style:family="text">
      <style:text-properties officeooo:rsid="0063e835"/>
    </style:style>
    <style:style style:name="T43" style:family="text">
      <style:text-properties fo:font-weight="normal" officeooo:rsid="0042ac88" style:font-weight-asian="normal" style:font-weight-complex="normal"/>
    </style:style>
    <style:style style:name="T44" style:family="text">
      <style:text-properties fo:font-weight="normal" officeooo:rsid="0066356e" style:font-weight-asian="normal" style:font-weight-complex="normal"/>
    </style:style>
    <style:style style:name="T45" style:family="text">
      <style:text-properties officeooo:rsid="006acd74"/>
    </style:style>
    <style:style style:name="T46" style:family="text">
      <style:text-properties officeooo:rsid="0071dccb"/>
    </style:style>
    <style:style style:name="T47" style:family="text">
      <style:text-properties officeooo:rsid="00743f6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Tutorial:</text:p>
      <text:p text:style-name="P21"><text:span text:style-name="T1">Lexer </text:span><text:span text:style-name="T2">rules </text:span><text:span text:style-name="T3">2</text:span></text:p>
      <text:p text:style-name="P12"/>
      <text:p text:style-name="P14">This <text:span text:style-name="T38">doc </text:span>shows how to configure syntax-tree support («<text:span text:style-name="T10">Syntax tree» </text:span>panel in SynWrite) for lexers. See ready lexer: Julia, install it via «Addons manager» in SynWrite.</text:p>
      <text:p text:style-name="P15">Example of Julia source text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5"><text:span text:style-name="T4">function</text:span><text:span text:style-name="T8"> </text:span><text:span text:style-name="T5">Base</text:span><text:span text:style-name="T11">.</text:span><text:span text:style-name="T5">sort</text:span><text:span text:style-name="T11">!(</text:span><text:span text:style-name="T5">v</text:span><text:span text:style-name="T11">::</text:span><text:span text:style-name="T13">AbstractVector</text:span><text:span text:style-name="T11">,</text:span><text:span text:style-name="T8"> </text:span><text:span text:style-name="T5">lo</text:span><text:span text:style-name="T11">::</text:span><text:span text:style-name="T13">Int</text:span><text:span text:style-name="T11">,</text:span><text:span text:style-name="T8"> </text:span><text:span text:style-name="T5">hi</text:span><text:span text:style-name="T11">::</text:span><text:span text:style-name="T13">Int</text:span><text:span text:style-name="T11">)</text:span></text:p>
            <text:p text:style-name="Standard"><text:span text:style-name="T8"><text:s text:c="4"/></text:span><text:span text:style-name="T4">while</text:span><text:span text:style-name="T8"> </text:span><text:span text:style-name="T4">true</text:span></text:p>
            <text:p text:style-name="Standard"><text:span text:style-name="T8"><text:s text:c="8"/></text:span><text:span text:style-name="T5">clean</text:span><text:span text:style-name="T8"> </text:span><text:span text:style-name="T11">=</text:span><text:span text:style-name="T8"> </text:span><text:span text:style-name="T4">true</text:span></text:p>
            <text:p text:style-name="Standard"><text:span text:style-name="T8"><text:s text:c="8"/></text:span><text:span text:style-name="T4">for</text:span><text:span text:style-name="T8"> </text:span><text:span text:style-name="T5">i</text:span><text:span text:style-name="T8"> </text:span><text:span text:style-name="T11">=</text:span><text:span text:style-name="T8"> </text:span><text:span text:style-name="T14">0</text:span><text:span text:style-name="T8"> </text:span><text:span text:style-name="T17">#skipp</text:span></text:p>
            <text:p text:style-name="Standard"><text:span text:style-name="T9"><text:s text:c="12"/></text:span><text:span text:style-name="T6">if</text:span><text:span text:style-name="T9"> </text:span><text:span text:style-name="T7">Sort</text:span><text:span text:style-name="T12">.</text:span><text:span text:style-name="T7">lt</text:span><text:span text:style-name="T12">(</text:span><text:span text:style-name="T7">o</text:span><text:span text:style-name="T12">,</text:span><text:span text:style-name="T9"> </text:span><text:span text:style-name="T7">v</text:span><text:span text:style-name="T12">[</text:span><text:span text:style-name="T7">i</text:span><text:span text:style-name="T12">+</text:span><text:span text:style-name="T15">1</text:span><text:span text:style-name="T12">],</text:span><text:span text:style-name="T9"> </text:span><text:span text:style-name="T7">v</text:span><text:span text:style-name="T12">[</text:span><text:span text:style-name="T7">i</text:span><text:span text:style-name="T12">])</text:span></text:p>
            <text:p text:style-name="Standard"><text:span text:style-name="T9"><text:s text:c="16"/></text:span><text:span text:style-name="T7">clean</text:span><text:span text:style-name="T9"> </text:span><text:span text:style-name="T12">=</text:span><text:span text:style-name="T9"> </text:span><text:span text:style-name="T6">false</text:span></text:p>
            <text:p text:style-name="Standard"><text:span text:style-name="T9"><text:s text:c="12"/></text:span><text:span text:style-name="T6">end</text:span></text:p>
            <text:p text:style-name="Standard"><text:span text:style-name="T9"><text:s text:c="8"/></text:span><text:span text:style-name="T6">end</text:span></text:p>
            <text:p text:style-name="Standard"><text:span text:style-name="T9"><text:s text:c="8"/></text:span><text:span text:style-name="T7">clean</text:span><text:span text:style-name="T9"> </text:span><text:span text:style-name="T12">&amp;&amp;</text:span><text:span text:style-name="T9"> </text:span><text:span text:style-name="T6">break</text:span></text:p>
            <text:p text:style-name="Standard"><text:span text:style-name="T9"><text:s text:c="4"/></text:span><text:span text:style-name="T6">end</text:span></text:p>
            <text:p text:style-name="Standard"><text:span text:style-name="T9"><text:s text:c="4"/></text:span><text:span text:style-name="T6">return</text:span><text:span text:style-name="T9"> </text:span><text:span text:style-name="T7">v</text:span></text:p>
            <text:p text:style-name="P24">end</text:p>
            <text:p text:style-name="P22"/>
            <text:p text:style-name="Standard"><text:span text:style-name="T6">macro</text:span><text:span text:style-name="T9"> </text:span><text:span text:style-name="T7">enum</text:span><text:span text:style-name="T12">(</text:span><text:span text:style-name="T7">T</text:span><text:span text:style-name="T12">,</text:span><text:span text:style-name="T7">syms</text:span><text:span text:style-name="T12">...)</text:span></text:p>
            <text:p text:style-name="Standard"><text:span text:style-name="T9"><text:s text:c="4"/></text:span><text:span text:style-name="T7">blk</text:span><text:span text:style-name="T9"> </text:span><text:span text:style-name="T12">=</text:span><text:span text:style-name="T9"> </text:span><text:span text:style-name="T6">quote</text:span></text:p>
            <text:p text:style-name="Standard"><text:span text:style-name="T9"><text:s text:c="8"/></text:span><text:span text:style-name="T6">immutable</text:span><text:span text:style-name="T9"> </text:span><text:span text:style-name="T12">$(</text:span><text:span text:style-name="T7">esc</text:span><text:span text:style-name="T12">(</text:span><text:span text:style-name="T7">T</text:span><text:span text:style-name="T12">))</text:span></text:p>
            <text:p text:style-name="Standard"><text:span text:style-name="T9"><text:s text:c="12"/></text:span><text:span text:style-name="T7">n</text:span><text:span text:style-name="T12">::</text:span><text:span text:style-name="T16">Int32</text:span></text:p>
            <text:p text:style-name="Standard"><text:span text:style-name="T9"><text:s text:c="12"/></text:span><text:span text:style-name="T12">$(</text:span><text:span text:style-name="T7">esc</text:span><text:span text:style-name="T12">(</text:span><text:span text:style-name="T7">T</text:span><text:span text:style-name="T12">))(</text:span><text:span text:style-name="T7">n</text:span><text:span text:style-name="T12">::</text:span><text:span text:style-name="T16">Integer</text:span><text:span text:style-name="T12">)</text:span><text:span text:style-name="T9"> </text:span><text:span text:style-name="T12">=</text:span><text:span text:style-name="T9"> </text:span><text:span text:style-name="T7">new</text:span><text:span text:style-name="T12">(</text:span><text:span text:style-name="T7">n</text:span><text:span text:style-name="T12">)</text:span></text:p>
            <text:p text:style-name="Standard"><text:span text:style-name="T9"><text:s text:c="8"/></text:span><text:span text:style-name="T6">end</text:span></text:p>
            <text:p text:style-name="Standard"><text:span text:style-name="T9"><text:s text:c="4"/></text:span><text:span text:style-name="T6">end</text:span></text:p>
            <text:p text:style-name="P24">end</text:p>
            <text:p text:style-name="P24"/>
          </table:table-cell>
        </table:table-row>
      </table:table>
      <text:p text:style-name="P1"/>
      <text:p text:style-name="P2">You see that blocks are</text:p>
      <text:p text:style-name="P2">1) from «<text:span text:style-name="T30">if/</text:span>for/<text:span text:style-name="T30">while/</text:span>quote» to «end» - not needed in tree,</text:p>
      <text:p text:style-name="P2">2) from «function/<text:span text:style-name="T45">macro</text:span>» to «end» - needed in tree with name of function.</text:p>
      <text:p text:style-name="P2"/>
      <text:p text:style-name="P2">Open «Lexer properties» dialog, goto «<text:span text:style-name="T18">Rules» tab, here needed all items for blocks. You see such rules:</text:span></text:p>
      <text:p text:style-name="P8"><text:span text:style-name="T21">R</text:span>ule «keyword»</text:p>
      <text:p text:style-name="P3">- to hilite <text:span text:style-name="T25">keywords </text:span>in bold.</text:p>
      <text:list xml:id="list7522216677724576362" text:style-name="L1">
        <text:list-item>
          <text:p text:style-name="P26">«Properties» tab: for rule set «Block type» to «Tag detector». </text:p>
        </text:list-item>
        <text:list-item>
          <text:p text:style-name="P26">«Highlight» tab: set style «Id keyword» to hilite in bold (<text:span text:style-name="T26">this style can be any </text:span>with bold). </text:p>
        </text:list-item>
        <text:list-item>
          <text:p text:style-name="P26">«Conditions» tab: just paste word list into right <text:span text:style-name="T19">editor, and set type «Id», and condition «Equal».</text:span></text:p>
        </text:list-item>
      </text:list>
      <text:p text:style-name="P9"><text:soft-page-break/></text:p>
      <text:p text:style-name="P9"><text:span text:style-name="T21">R</text:span>ule «block end»</text:p>
      <text:p text:style-name="P4">- to mark end of blocks by «end» keyword. «<text:span text:style-name="T20">Properties» tab: set «Block type» to «Range end». «Conditions» tab: add some conditions: you see 2 conditions here:</text:span></text:p>
      <text:list xml:id="list5626602296906389252" text:style-name="L2">
        <text:list-item>
          <text:p text:style-name="P27">0) type «Id», value «end», condition «Equal». <text:span text:style-name="T20">Condition makes rule active for keyword.</text:span></text:p>
        </text:list-item>
        <text:list-item>
          <text:p text:style-name="P28">1) type «Symbol», value «[», condition «Not equal». <text:span text:style-name="T31">Condition is a tweak to disable rule, if token before «end» is bracket. It“s needed to not take «n = name[end]» (happens in lang).</text:span></text:p>
        </text:list-item>
      </text:list>
      <text:p text:style-name="P5">Now need to set starting rules for this end-rule: one block for tree, other block not <text:span text:style-name="T27">for</text:span> tree.</text:p>
      <text:p text:style-name="P5"/>
      <text:p text:style-name="P10">Rule «<text:span text:style-name="T22">block»</text:span></text:p>
      <text:p text:style-name="P6">- <text:span text:style-name="T22">for blocks not in tree.</text:span></text:p>
      <text:list xml:id="list6273685063779906356" text:style-name="L3">
        <text:list-item>
          <text:p text:style-name="P29">«Properties» tab: set «Block type» to «Range start», set «Range end condition» to name of rule <text:span text:style-name="T32">above </text:span>«block end».</text:p>
        </text:list-item>
        <text:list-item>
          <text:p text:style-name="P31">«<text:span text:style-name="T23">Text range» tab: just set 2 flags: «Display in tree» off, «Draw block staple» on.</text:span></text:p>
        </text:list-item>
        <text:list-item>
          <text:p text:style-name="P32">«<text:span text:style-name="T23">Conditions» tab: add condition with «Equal», type «Id», paste into editor list of keywords: «if/for/while/...»</text:span></text:p>
        </text:list-item>
      </text:list>
      <text:p text:style-name="P7"/>
      <text:p text:style-name="P11">Rule «block tree»</text:p>
      <text:p text:style-name="P7">- for function<text:span text:style-name="T24">s</text:span> in tree.</text:p>
      <text:list xml:id="list2549857304901014365" text:style-name="L4">
        <text:list-item>
          <text:p text:style-name="P30">«Properties» tab: same as before.</text:p>
        </text:list-item>
        <text:list-item>
          <text:p text:style-name="P33">«<text:span text:style-name="T23">Conditions» tab: same as before, list of keywords is «function/macro/...»</text:span></text:p>
        </text:list-item>
        <text:list-item>
          <text:p text:style-name="P33">«<text:span text:style-name="T23">Text range» tab: set 2 flags: «Display in tree» on, «Draw block staple» off.</text:span></text:p>
        </text:list-item>
        <text:list-item>
          <text:p text:style-name="P34">«<text:span text:style-name="T28">Text range» tab: we have rule for tree, so set </text:span></text:p>
        </text:list-item>
        <text:list-item>
          <text:p text:style-name="P39">«Name format string» to e.g. «%sz0» - <text:span text:style-name="T46">means that </text:span>tree shows all from token0 to end if line. Or you can write <text:span text:style-name="T33">e.g. </text:span>«%s0 %s-1» to show in tree 2 tokens.</text:p>
        </text:list-item>
        <text:list-item>
          <text:p text:style-name="P40">«<text:span text:style-name="T29">Collapsed text icon» - optional, this shown when you fold block in app with [-] icon. Also can write e.g. «function %s-1».</text:span></text:p>
          <text:p text:style-name="P35"/>
          <text:p text:style-name="P35"/>
        </text:list-item>
      </text:list>
      <text:p text:style-name="P20"><text:soft-page-break/>How to <text:span text:style-name="T42">fold</text:span> blocks from «if» to «end if»</text:p>
      <text:p text:style-name="P13">Sometimes needed to fold block <text:span text:style-name="T35">with equal words</text:span>: AppleScript needs:</text:p>
      <text:list xml:id="list668357014419879247" text:style-name="L5">
        <text:list-item>
          <text:p text:style-name="P36">if ... end if</text:p>
        </text:list-item>
        <text:list-item>
          <text:p text:style-name="P36">for ... end for</text:p>
        </text:list-item>
        <text:list-item>
          <text:p text:style-name="P37">repeat ... end repeat</text:p>
        </text:list-item>
        <text:list-item>
          <text:p text:style-name="P36">on SomeName ... end SomeName</text:p>
        </text:list-item>
      </text:list>
      <text:p text:style-name="P16">This can be done, you need flag <text:span text:style-name="T40">«</text:span><text:span text:style-name="T41">Require same ident»</text:span><text:span text:style-name="T43">, </text:span><text:span text:style-name="T44">in </text:span><text:span text:style-name="T43">«</text:span><text:span text:style-name="T34">Properties» tab for end-rule. This makes pair by equal tokens from begin-rule/ end-rule. E.g.</text:span></text:p>
      <text:list xml:id="list4911258421525747022" text:style-name="L6">
        <text:list-item>
          <text:p text:style-name="P38">token[0] in begin-rule, so set <text:span text:style-name="T40">«Identifier index»</text:span> to 0</text:p>
        </text:list-item>
        <text:list-item>
          <text:p text:style-name="P38"><text:span text:style-name="T39">equals to</text:span> token[1] in end-rule, so set «Identifier index» to 1.</text:p>
        </text:list-item>
      </text:list>
      <text:p text:style-name="P19">HTML lexer uses same method for pair &lt;tag&gt;...&lt;/tag&gt;, it has "Require same ident" checked for end-rule.</text:p>
      <text:p text:style-name="P17">For AppleScript needed also tweak, that «end if» <text:span text:style-name="T36">text </text:span>cannot start new block «if». This can be done. Just set flag <text:span text:style-name="T40">«Cancel next rules»</text:span> for <text:span text:style-name="T47">end-rule</text:span>. <text:span text:style-name="T37">(Rule must be upper in rules list, to skip next rules.)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nsolas" svg:font-family="Consolas" style:font-family-generic="roman"/>
    <style:font-face style:name="Courier New" svg:font-family="'Courier New'" style:font-family-generic="roman"/>
    <style:font-face style:name="Verdana1" svg:font-family="Verdana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non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non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7T07:06:41.656000000</meta:creation-date>
    <meta:generator>LibreOffice/4.2.1.1$Windows_x86 LibreOffice_project/d7dbbd7842e6a58b0f521599204e827654e1fb8b</meta:generator>
    <dc:date>2014-11-28T00:18:26.224000000</dc:date>
    <meta:editing-duration>PT1H17M8S</meta:editing-duration>
    <meta:editing-cycles>115</meta:editing-cycles>
    <meta:document-statistic meta:table-count="1" meta:image-count="0" meta:object-count="0" meta:page-count="3" meta:paragraph-count="64" meta:word-count="581" meta:character-count="3376" meta:non-whitespace-character-count="2744"/>
  </office:meta>
</office:document-meta>
</file>